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1.38mm"/>
    </style:style>
    <style:style style:name="co3" style:family="table-column">
      <style:table-column-properties fo:break-before="auto" style:column-width="18.36mm"/>
    </style:style>
    <style:style style:name="co4" style:family="table-column">
      <style:table-column-properties fo:break-before="auto" style:column-width="16.72mm"/>
    </style:style>
    <style:style style:name="co5" style:family="table-column">
      <style:table-column-properties fo:break-before="auto" style:column-width="170.37mm"/>
    </style:style>
    <style:style style:name="co6" style:family="table-column">
      <style:table-column-properties fo:break-before="auto" style:column-width="26.6mm"/>
    </style:style>
    <style:style style:name="co7" style:family="table-column">
      <style:table-column-properties fo:break-before="auto" style:column-width="26.86mm"/>
    </style:style>
    <style:style style:name="co8" style:family="table-column">
      <style:table-column-properties fo:break-before="auto" style:column-width="25.77mm"/>
    </style:style>
    <style:style style:name="co9" style:family="table-column">
      <style:table-column-properties fo:break-before="auto" style:column-width="75.44mm"/>
    </style:style>
    <style:style style:name="co10" style:family="table-column">
      <style:table-column-properties fo:break-before="auto" style:column-width="119.61mm"/>
    </style:style>
    <style:style style:name="co11" style:family="table-column">
      <style:table-column-properties fo:break-before="auto" style:column-width="70.22mm"/>
    </style:style>
    <style:style style:name="co12" style:family="table-column">
      <style:table-column-properties fo:break-before="auto" style:column-width="35.93mm"/>
    </style:style>
    <style:style style:name="co13" style:family="table-column">
      <style:table-column-properties fo:break-before="auto" style:column-width="53.76mm"/>
    </style:style>
    <style:style style:name="co14" style:family="table-column">
      <style:table-column-properties fo:break-before="auto" style:column-width="28.52mm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19mm" fo:break-before="auto" style:use-optimal-row-height="false"/>
    </style:style>
    <style:style style:name="ro6" style:family="table-row">
      <style:table-row-properties style:row-height="4.87mm" fo:break-before="auto" style:use-optimal-row-height="false"/>
    </style:style>
    <style:style style:name="ro7" style:family="table-row">
      <style:table-row-properties style:row-height="6.14mm" fo:break-before="auto" style:use-optimal-row-height="false"/>
    </style:style>
    <style:style style:name="ro8" style:family="table-row">
      <style:table-row-properties style:row-height="5.08mm" fo:break-before="auto" style:use-optimal-row-height="false"/>
    </style:style>
    <style:style style:name="ta2" style:family="table" style:master-page-name="PageStyle_5f_Данные">
      <style:table-properties table:display="true" style:writing-mode="lr-tb"/>
    </style:style>
    <style:style style:name="ta3" style:family="table" style:master-page-name="PageStyle_5f_Номера_5f_субъектов">
      <style:table-properties table:display="true" style:writing-mode="lr-tb"/>
    </style:style>
    <style:style style:name="ta4" style:family="table" style:master-page-name="PageStyle_5f_Описание">
      <style:table-properties table:display="true" style:writing-mode="lr-tb"/>
    </style:style>
    <style:style style:name="ce28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0">
      <style:table-cell-properties fo:background-color="#008000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0">
      <style:table-cell-properties fo:background-color="#ff0000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0">
      <style:table-cell-properties fo:background-color="transparent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008000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ff0000" fo:padding="0.71mm"/>
    </style:style>
    <style:style style:name="ce36" style:family="table-cell" style:parent-style-name="Default">
      <style:table-cell-properties fo:background-color="#ff0000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</style:style>
    <style:style style:name="ce2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PT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fo:padding="0.71mm"/>
    </style:style>
    <style:style style:name="ce2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PT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0">
      <style:table-cell-properties fo:background-color="#008000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0">
      <style:table-cell-properties fo:background-color="#ff0000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0">
      <style:table-cell-properties fo:background-color="transparent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ackground-color="#008000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ff0000" fo:padding="0.71mm"/>
    </style:style>
    <style:style style:name="ce22" style:family="table-cell" style:parent-style-name="Default">
      <style:table-cell-properties fo:background-color="#ff0000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Описание" table:style-name="ta4">
        <office:forms form:automatic-focus="false" form:apply-design-mode="false"/>
        <table:table-column table:style-name="co14" table:number-columns-repeated="257" table:default-cell-style-name="ce12"/>
        <table:table-column table:style-name="co14" table:number-columns-repeated="767" table:default-cell-style-name="Default"/>
        <table:table-row table:style-name="ro7">
          <table:table-cell table:style-name="ce25" office:value-type="string" calcext:value-type="string">
            <text:p>Исходная таблица для сравнения региональных категорий с федеральными на основе задач</text:p>
          </table:table-cell>
          <table:table-cell table:style-name="ce25" table:number-columns-repeated="1023"/>
        </table:table-row>
        <table:table-row table:style-name="ro8">
          <table:table-cell table:number-columns-repeated="1024"/>
        </table:table-row>
        <table:table-row table:style-name="ro7">
          <table:table-cell table:style-name="ce25" office:value-type="string" calcext:value-type="string">
            <text:p>Поля</text:p>
          </table:table-cell>
          <table:table-cell table:number-columns-repeated="1023"/>
        </table:table-row>
        <table:table-row table:style-name="ro7">
          <table:table-cell table:style-name="ce25" office:value-type="string" calcext:value-type="string">
            <text:p>Метаданные:</text:p>
          </table:table-cell>
          <table:table-cell table:number-columns-repeated="1023"/>
        </table:table-row>
        <table:table-row table:style-name="ro7">
          <table:table-cell table:style-name="ce25" office:value-type="string" calcext:value-type="string">
            <text:p>number — порядковый номер категории из Regional_categories.ods</text:p>
          </table:table-cell>
          <table:table-cell table:number-columns-repeated="1023"/>
        </table:table-row>
        <table:table-row table:style-name="ro7">
          <table:table-cell table:style-name="ce25" office:value-type="string" calcext:value-type="string">
            <text:p>district — код федерального округа</text:p>
          </table:table-cell>
          <table:table-cell table:number-columns-repeated="1023"/>
        </table:table-row>
        <table:table-row table:style-name="ro7">
          <table:table-cell table:style-name="ce25" office:value-type="string" calcext:value-type="string">
            <text:p>region — код субъекта РФ</text:p>
          </table:table-cell>
          <table:table-cell table:number-columns-repeated="1023"/>
        </table:table-row>
        <table:table-row table:style-name="ro7">
          <table:table-cell table:style-name="ce25" office:value-type="string" calcext:value-type="string">
            <text:p>category_name — название категории</text:p>
          </table:table-cell>
          <table:table-cell table:number-columns-repeated="1023"/>
        </table:table-row>
        <table:table-row table:style-name="ro7">
          <table:table-cell table:style-name="ce25" office:value-type="string" calcext:value-type="string">
            <text:p>далее задачи:</text:p>
          </table:table-cell>
          <table:table-cell table:number-columns-repeated="1023"/>
        </table:table-row>
        <table:table-row table:style-name="ro7">
          <table:table-cell table:style-name="ce25" office:value-type="string" calcext:value-type="string">
            <text:p>sci — научные исследования</text:p>
          </table:table-cell>
          <table:table-cell table:number-columns-repeated="1023"/>
        </table:table-row>
        <table:table-row table:style-name="ro7">
          <table:table-cell table:style-name="ce25" office:value-type="string" calcext:value-type="string">
            <text:p>wild — сохранение участков дикой природы</text:p>
          </table:table-cell>
          <table:table-cell table:number-columns-repeated="1023"/>
        </table:table-row>
        <table:table-row table:style-name="ro7">
          <table:table-cell table:style-name="ce27" office:value-type="string" calcext:value-type="string">
            <text:p>div — сохранение видов и генетического разнообразия</text:p>
          </table:table-cell>
          <table:table-cell table:number-columns-repeated="1023"/>
        </table:table-row>
        <table:table-row table:style-name="ro7">
          <table:table-cell table:style-name="ce27" office:value-type="string" calcext:value-type="string">
            <text:p>serv — предоставление экосистемных услуг</text:p>
          </table:table-cell>
          <table:table-cell table:number-columns-repeated="1023"/>
        </table:table-row>
        <table:table-row table:style-name="ro7">
          <table:table-cell table:style-name="ce27" office:value-type="string" calcext:value-type="string">
            <text:p>feat — охрана особых природных или культурных достопримечательностей</text:p>
          </table:table-cell>
          <table:table-cell table:number-columns-repeated="1023"/>
        </table:table-row>
        <table:table-row table:style-name="ro7">
          <table:table-cell table:style-name="ce27" office:value-type="string" calcext:value-type="string">
            <text:p>tour — туризм и рекреация</text:p>
          </table:table-cell>
          <table:table-cell table:number-columns-repeated="1023"/>
        </table:table-row>
        <table:table-row table:style-name="ro7">
          <table:table-cell table:style-name="ce27" office:value-type="string" calcext:value-type="string">
            <text:p>edu — образование</text:p>
          </table:table-cell>
          <table:table-cell table:number-columns-repeated="1023"/>
        </table:table-row>
        <table:table-row table:style-name="ro7">
          <table:table-cell table:style-name="ce27" office:value-type="string" calcext:value-type="string">
            <text:p>use — долговременная и щадящая (устойчивая) эксплуатация ресурсов природных экосистем</text:p>
          </table:table-cell>
          <table:table-cell table:number-columns-repeated="1023"/>
        </table:table-row>
        <table:table-row table:style-name="ro7">
          <table:table-cell table:style-name="ce27" office:value-type="string" calcext:value-type="string">
            <text:p>cult — сохранение культурных обычаев и традиций</text:p>
          </table:table-cell>
          <table:table-cell table:number-columns-repeated="1023"/>
        </table:table-row>
        <table:table-row table:style-name="ro7" table:number-rows-repeated="2">
          <table:table-cell table:style-name="ce25"/>
          <table:table-cell table:number-columns-repeated="1023"/>
        </table:table-row>
        <table:table-row table:style-name="ro7">
          <table:table-cell table:style-name="ce25" office:value-type="string" calcext:value-type="string">
            <text:p>Задачи соответствуют задачам в Table_of_tasks_of_federal_categories.ods</text:p>
          </table:table-cell>
          <table:table-cell table:number-columns-repeated="1023"/>
        </table:table-row>
        <table:table-row table:style-name="ro7">
          <table:table-cell table:style-name="ce25" office:value-type="string" calcext:value-type="string">
            <text:p>В каждой ячейке по задачам — оценка наличия данной задачи по четырёхбалльной шкале:</text:p>
          </table:table-cell>
          <table:table-cell table:number-columns-repeated="1023"/>
        </table:table-row>
        <table:table-row table:style-name="ro7">
          <table:table-cell table:style-name="ce25" office:value-type="string" calcext:value-type="string">
            <text:p>1 — первостепенная задача</text:p>
          </table:table-cell>
          <table:table-cell table:number-columns-repeated="1023"/>
        </table:table-row>
        <table:table-row table:style-name="ro7">
          <table:table-cell table:style-name="ce25" office:value-type="string" calcext:value-type="string">
            <text:p>2 — второстепенная задача</text:p>
          </table:table-cell>
          <table:table-cell table:number-columns-repeated="1023"/>
        </table:table-row>
        <table:table-row table:style-name="ro7">
          <table:table-cell table:style-name="ce25" office:value-type="string" calcext:value-type="string">
            <text:p>3 — потенциально выполнимая (возможная) задача</text:p>
          </table:table-cell>
          <table:table-cell table:number-columns-repeated="1023"/>
        </table:table-row>
        <table:table-row table:style-name="ro7">
          <table:table-cell table:style-name="ce25" office:value-type="string" calcext:value-type="string">
            <text:p>4 — задача, не применимая к данной категории</text:p>
          </table:table-cell>
          <table:table-cell table:number-columns-repeated="1023"/>
        </table:table-row>
        <table:table-row table:style-name="ro7">
          <table:table-cell table:style-name="ce25" office:value-type="string" calcext:value-type="string">
            <text:p>В поле с определением — оценка сходства по четырёхбалльной шкале:</text:p>
          </table:table-cell>
          <table:table-cell table:number-columns-repeated="1023"/>
        </table:table-row>
        <table:table-row table:style-name="ro7">
          <table:table-cell table:style-name="ce25" office:value-type="string" calcext:value-type="string">
            <text:p>3 — полное соответствие</text:p>
          </table:table-cell>
          <table:table-cell table:number-columns-repeated="1023"/>
        </table:table-row>
        <table:table-row table:style-name="ro7">
          <table:table-cell table:style-name="ce25" office:value-type="string" calcext:value-type="string">
            <text:p>2 — частичное соответствие</text:p>
          </table:table-cell>
          <table:table-cell table:number-columns-repeated="1023"/>
        </table:table-row>
        <table:table-row table:style-name="ro7">
          <table:table-cell table:style-name="ce25" office:value-type="string" calcext:value-type="string">
            <text:p>1 — потенциально возможное совпадение</text:p>
          </table:table-cell>
          <table:table-cell table:number-columns-repeated="1023"/>
        </table:table-row>
        <table:table-row table:style-name="ro7">
          <table:table-cell table:style-name="ce25" office:value-type="string" calcext:value-type="string">
            <text:p>0 — полное несоответствие</text:p>
          </table:table-cell>
          <table:table-cell table:number-columns-repeated="1023"/>
        </table:table-row>
        <table:table-row table:style-name="ro8" table:number-rows-repeated="104854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Данные" table:style-name="ta2">
        <office:forms form:automatic-focus="false" form:apply-design-mode="false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9"/>
        <table:table-column table:style-name="co2" table:default-cell-style-name="ce17"/>
        <table:table-column table:style-name="co6" table:default-cell-style-name="ce17"/>
        <table:table-column table:style-name="co7" table:default-cell-style-name="ce17"/>
        <table:table-column table:style-name="co2" table:default-cell-style-name="ce17"/>
        <table:table-column table:style-name="co8" table:default-cell-style-name="ce17"/>
        <table:table-column table:style-name="co2" table:number-columns-repeated="248" table:default-cell-style-name="ce17"/>
        <table:table-column table:style-name="co2" table:number-columns-repeated="767" table:default-cell-style-name="Default"/>
        <table:table-row table:style-name="ro3">
          <table:table-cell table:style-name="ce14" office:value-type="string" calcext:value-type="string">
            <text:p>number</text:p>
          </table:table-cell>
          <table:table-cell table:style-name="ce14" office:value-type="string" calcext:value-type="string">
            <text:p>district</text:p>
          </table:table-cell>
          <table:table-cell table:style-name="ce14" office:value-type="string" calcext:value-type="string">
            <text:p>region</text:p>
          </table:table-cell>
          <table:table-cell table:style-name="ce18" office:value-type="string" calcext:value-type="string">
            <text:p>category_name</text:p>
          </table:table-cell>
          <table:table-cell office:value-type="string" calcext:value-type="string">
            <text:p>sci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serv</text:p>
          </table:table-cell>
          <table:table-cell office:value-type="string" calcext:value-type="string">
            <text:p>feat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edu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cult</text:p>
          </table:table-cell>
          <table:table-cell table:number-columns-repeated="1011"/>
        </table:table-row>
        <table:table-row table:style-name="ro3">
          <table:table-cell table:number-columns-repeated="3"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ресурсный_резерват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охраняемый_ландшафт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5" calcext:value-type="float">
            <text:p>5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уникальное_озеро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4"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зона_покоя</text:p>
          </table:table-cell>
          <table:table-cell table:style-name="ce21" table:number-columns-repeated="9"/>
          <table:table-cell table:style-name="ce22" table:number-columns-repeated="1011"/>
        </table:table-row>
        <table:table-row table:style-name="ro3">
          <table:table-cell table:style-name="ce15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рекреационно-оздоровительный_природный_комплекс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ландшафтный_природный_парк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зона_покоя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природный_объект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экологический_коридор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водно-болотное_угодье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парковая_зона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сквер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4"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питомник</text:p>
          </table:table-cell>
          <table:table-cell table:style-name="ce21" table:number-columns-repeated="9"/>
          <table:table-cell table:style-name="ce22" table:number-columns-repeated="1011"/>
        </table:table-row>
        <table:table-row table:style-name="ro3"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природный_рекреационный_комплекс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охраняемый_природный_объект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охраняемый_природный_комплекс</text:p>
          </table:table-cell>
          <table:table-cell table:style-name="ce22" table:number-columns-repeated="1020"/>
        </table:table-row>
        <table:table-row table:style-name="ro3"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водно-болотное_угодье</text:p>
          </table:table-cell>
          <table:table-cell table:style-name="ce22" table:number-columns-repeated="1020"/>
        </table:table-row>
        <table:table-row table:style-name="ro3"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зона_покоя</text:p>
          </table:table-cell>
          <table:table-cell table:style-name="ce22" table:number-columns-repeated="1020"/>
        </table:table-row>
        <table:table-row table:style-name="ro3"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природный_объект</text:p>
          </table:table-cell>
          <table:table-cell table:style-name="ce22" table:number-columns-repeated="1020"/>
        </table:table-row>
        <table:table-row table:style-name="ro3"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охраняемый_природный_ландшафт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охраняемая_береговая_линия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памятник_садово-паркового_искусства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государственный_природный_микрозаказник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биологическая_станция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водоохранная_зона_и_прибрежная_защитная_полоса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запретная_полоса_леса_расположенная_вдоль_водного_объекта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микрозаказник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учебно-научный_стационар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охраняемый_водный_объект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охраняемая_зелёная_зона</text:p>
          </table:table-cell>
          <table:table-cell table:number-columns-repeated="4"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лесопарковая_зона_населённого_пункта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39" calcext:value-type="float">
            <text:p>39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природный_ландшафт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природно-антропогенный_ландшафт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природный_микрозаказник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природный_микрорезерват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особо_охраняемая_территория_природно-исторического_назначения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особо_охраняемая_территория_водных_объектов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особо_охраняемая_территория_геологического_объекта_и_комплекса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территория_рекреационного_назначения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территория_историко-культурного_назначения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водно-болотное_угодье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лесопарк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природный_комплекс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природный_рекреационный_комплекс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51" calcext:value-type="float">
            <text:p>5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string" calcext:value-type="string">
            <text:p>рекреационная_местность_регионального_значения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string" calcext:value-type="string">
            <text:p>природный_микрозаказник_регионального_значения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string" calcext:value-type="string">
            <text:p>природно-исторический_комплекс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string" calcext:value-type="string">
            <text:p>территория_охраняемого_ландшафта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string" calcext:value-type="string">
            <text:p>рекреационная_местность_местного_значения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природно-рекреационная_местность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58" calcext:value-type="float">
            <text:p>58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городской_парк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59" calcext:value-type="float">
            <text:p>59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рекреационный_участок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природная_заповедная_территория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61" calcext:value-type="float">
            <text:p>6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природный_объект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62" calcext:value-type="float">
            <text:p>6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string" calcext:value-type="string">
            <text:p>государственный_природный_микрозаказник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63" calcext:value-type="float">
            <text:p>6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string" calcext:value-type="string">
            <text:p>государственный_природный_микрозаповедник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string" calcext:value-type="string">
            <text:p>охраняемое_водно-болотное_угодье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string" calcext:value-type="string">
            <text:p>биологическая_станция_(учебно-научный_стационар)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66" calcext:value-type="float">
            <text:p>66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string" calcext:value-type="string">
            <text:p>зелёная_зона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string" calcext:value-type="string">
            <text:p>охраняемый_водный_объект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string" calcext:value-type="string">
            <text:p>водоохранная_зона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string" calcext:value-type="string">
            <text:p>охраняемый_долинный_комплекс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string" calcext:value-type="string">
            <text:p>городской_парк_и_городской_лес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6" office:value-type="float" office:value="73" calcext:value-type="float">
            <text:p>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string" calcext:value-type="string">
            <text:p>природный_комплекс</text:p>
          </table:table-cell>
          <table:table-cell table:style-name="ce22" table:number-columns-repeated="1020"/>
        </table:table-row>
        <table:table-row table:style-name="ro3"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string" calcext:value-type="string">
            <text:p>природный_объект</text:p>
          </table:table-cell>
          <table:table-cell table:style-name="ce22" table:number-columns-repeated="1020"/>
        </table:table-row>
        <table:table-row table:style-name="ro3"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охраняемый_природный_ландшафт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полигон_долгосрочного_экологического_мониторинга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территория_рекреационного_назначения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81" calcext:value-type="float">
            <text:p>8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природный_ландшафтный_комплекс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ООПТ_историко-культурного_значения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3"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83" calcext:value-type="float">
            <text:p>8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ООПТ_рекреационного_значения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3"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ресурсоохранная_территория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string" calcext:value-type="string">
            <text:p>природный_рекреационный_комплекс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string" calcext:value-type="string">
            <text:p>заповедный_участок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string" calcext:value-type="string">
            <text:p>охраняемый_природный_комплекс_(объект)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string" calcext:value-type="string">
            <text:p>охраняемая_садово-парковая_территория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91" calcext:value-type="float">
            <text:p>9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string" calcext:value-type="string">
            <text:p>лесной_парк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92" calcext:value-type="float">
            <text:p>9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string" calcext:value-type="string">
            <text:p>охраняемый_природный_ландшафт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93" calcext:value-type="float">
            <text:p>9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string" calcext:value-type="string">
            <text:p>памятник_ландшафтной_архитектуры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94" calcext:value-type="float">
            <text:p>9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string" calcext:value-type="string">
            <text:p>городской_парк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95" calcext:value-type="float">
            <text:p>9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string" calcext:value-type="string">
            <text:p>парк-выставка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96" calcext:value-type="float">
            <text:p>96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string" calcext:value-type="string">
            <text:p>микрозаказник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97" calcext:value-type="float">
            <text:p>97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string" calcext:value-type="string">
            <text:p>генетический_резерват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98" calcext:value-type="float">
            <text:p>98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string" calcext:value-type="string">
            <text:p>городской_лес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99" calcext:value-type="float">
            <text:p>99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string" calcext:value-type="string">
            <text:p>городской_парк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01" calcext:value-type="float">
            <text:p>10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string" calcext:value-type="string">
            <text:p>курорт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02" calcext:value-type="float">
            <text:p>10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string" calcext:value-type="string">
            <text:p>мемориальное_дерево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04" calcext:value-type="float">
            <text:p>10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string" calcext:value-type="string">
            <text:p>экологический_полигон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05" calcext:value-type="float">
            <text:p>10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string" calcext:value-type="string">
            <text:p>экологические_плантации_и_питомники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06" calcext:value-type="float">
            <text:p>106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охраняемый_природный_объект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07" calcext:value-type="float">
            <text:p>107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охраняемый_природный_комплекс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6" office:value-type="float" office:value="108" calcext:value-type="float">
            <text:p>10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охраняемый_водный_объект</text:p>
          </table:table-cell>
          <table:table-cell table:style-name="ce22" table:number-columns-repeated="1020"/>
        </table:table-row>
        <table:table-row table:style-name="ro3">
          <table:table-cell table:style-name="ce15" office:value-type="float" office:value="109" calcext:value-type="float">
            <text:p>109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string" calcext:value-type="string">
            <text:p>охраняемый_природный_комплекс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10" calcext:value-type="float">
            <text:p>11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string" calcext:value-type="string">
            <text:p>охраняемый_природный_объект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11" calcext:value-type="float">
            <text:p>11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string" calcext:value-type="string">
            <text:p>этноприродный_парк</text:p>
          </table:table-cell>
          <table:table-cell table:number-columns-repeated="4"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12" calcext:value-type="float">
            <text:p>11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string" calcext:value-type="string">
            <text:p>лесной_генетический_резерват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13" calcext:value-type="float">
            <text:p>11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string" calcext:value-type="string">
            <text:p>природное_наследие_народов_Чувашской_республики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14" calcext:value-type="float">
            <text:p>114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string" calcext:value-type="string">
            <text:p>памятное_природное_место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3"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16" calcext:value-type="float">
            <text:p>116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string" calcext:value-type="string">
            <text:p>зелёная_зона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18" calcext:value-type="float">
            <text:p>118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string" calcext:value-type="string">
            <text:p>эколого-рекреационная_зона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20" calcext:value-type="float">
            <text:p>12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string" calcext:value-type="string">
            <text:p>зелёная_зона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6" office:value-type="float" office:value="121" calcext:value-type="float">
            <text:p>12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string" calcext:value-type="string">
            <text:p>охраняемый_природный_комплекс</text:p>
          </table:table-cell>
          <table:table-cell table:style-name="ce22" table:number-columns-repeated="1020"/>
        </table:table-row>
        <table:table-row table:style-name="ro3">
          <table:table-cell table:style-name="ce16" office:value-type="float" office:value="122" calcext:value-type="float">
            <text:p>12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string" calcext:value-type="string">
            <text:p>охраняемый_природный_объект</text:p>
          </table:table-cell>
          <table:table-cell table:style-name="ce22" table:number-columns-repeated="1020"/>
        </table:table-row>
        <table:table-row table:style-name="ro3">
          <table:table-cell table:style-name="ce15" office:value-type="float" office:value="123" calcext:value-type="float">
            <text:p>12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охраняемый_ландшафт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24" calcext:value-type="float">
            <text:p>124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природный_резерват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историко-природный_комплекс_и_территория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29" calcext:value-type="float">
            <text:p>129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природный_культурно-мемориальный_парк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30" calcext:value-type="float">
            <text:p>13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экологический_парк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6" office:value-type="float" office:value="131" calcext:value-type="float">
            <text:p>13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string" calcext:value-type="string">
            <text:p>парк_поселения</text:p>
          </table:table-cell>
          <table:table-cell table:style-name="ce22" table:number-columns-repeated="1020"/>
        </table:table-row>
        <table:table-row table:style-name="ro3">
          <table:table-cell table:style-name="ce16" office:value-type="float" office:value="132" calcext:value-type="float">
            <text:p>13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string" calcext:value-type="string">
            <text:p>природная_достопримечательность</text:p>
          </table:table-cell>
          <table:table-cell table:style-name="ce22" table:number-columns-repeated="1020"/>
        </table:table-row>
        <table:table-row table:style-name="ro3">
          <table:table-cell table:style-name="ce16" office:value-type="float" office:value="133" calcext:value-type="float">
            <text:p>13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string" calcext:value-type="string">
            <text:p>не_определено_25</text:p>
          </table:table-cell>
          <table:table-cell table:style-name="ce22" table:number-columns-repeated="1020"/>
        </table:table-row>
        <table:table-row table:style-name="ro3">
          <table:table-cell table:style-name="ce15" office:value-type="float" office:value="134" calcext:value-type="float">
            <text:p>134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string" calcext:value-type="string">
            <text:p>территория_охраняемого_ландшафта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36" calcext:value-type="float">
            <text:p>136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string" calcext:value-type="string">
            <text:p>охраняемый_объект_природного_комплекса_населённого_пункта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4">
          <table:table-cell table:style-name="ce16" office:value-type="float" office:value="138" calcext:value-type="float">
            <text:p>13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string" calcext:value-type="string">
            <text:p>памятник_ландшафтного_искусства</text:p>
          </table:table-cell>
          <table:table-cell table:style-name="ce21" table:number-columns-repeated="9"/>
          <table:table-cell table:style-name="ce22" table:number-columns-repeated="1011"/>
        </table:table-row>
        <table:table-row table:style-name="ro3">
          <table:table-cell table:style-name="ce15" office:value-type="float" office:value="139" calcext:value-type="float">
            <text:p>139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string" calcext:value-type="string">
            <text:p>природно-исторический_комплекс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42" calcext:value-type="float">
            <text:p>14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string" calcext:value-type="string">
            <text:p>охраняемый_природный_ландшафт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43" calcext:value-type="float">
            <text:p>14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эколого-рекреационная_зона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44" calcext:value-type="float">
            <text:p>144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string" calcext:value-type="string">
            <text:p>особо_охраняемое_природное_урочище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45" calcext:value-type="float">
            <text:p>14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string" calcext:value-type="string">
            <text:p>особо_охраняемый_природный_ландшафт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46" calcext:value-type="float">
            <text:p>146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string" calcext:value-type="string">
            <text:p>особо_охраняемый_водный_объект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47" calcext:value-type="float">
            <text:p>147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эколого-рекреационная_зона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48" calcext:value-type="float">
            <text:p>148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экологический_парк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49" calcext:value-type="float">
            <text:p>149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ландшафтный_парк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51" calcext:value-type="float">
            <text:p>15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природно-исторический_парк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3"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1011"/>
        </table:table-row>
        <table:table-row table:style-name="ro3">
          <table:table-cell table:style-name="ce16" office:value-type="float" office:value="152" calcext:value-type="float">
            <text:p>15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природный_комплекс</text:p>
          </table:table-cell>
          <table:table-cell table:style-name="ce22" table:number-columns-repeated="1020"/>
        </table:table-row>
        <table:table-row table:style-name="ro3">
          <table:table-cell table:style-name="ce15" office:value-type="float" office:value="153" calcext:value-type="float">
            <text:p>15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string" calcext:value-type="string">
            <text:p>охраняемая_зелёная_зона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54" calcext:value-type="float">
            <text:p>154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string" calcext:value-type="string">
            <text:p>природный_рекреационный_комплекс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55" calcext:value-type="float">
            <text:p>15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string" calcext:value-type="string">
            <text:p>памятник_живой_природы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6" office:value-type="float" office:value="156" calcext:value-type="float">
            <text:p>15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string" calcext:value-type="string">
            <text:p>парковая_зона</text:p>
          </table:table-cell>
          <table:table-cell table:style-name="ce22" table:number-columns-repeated="1020"/>
        </table:table-row>
        <table:table-row table:style-name="ro3">
          <table:table-cell table:style-name="ce16" office:value-type="float" office:value="157" calcext:value-type="float">
            <text:p>15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string" calcext:value-type="string">
            <text:p>сквер</text:p>
          </table:table-cell>
          <table:table-cell table:style-name="ce22" table:number-columns-repeated="1020"/>
        </table:table-row>
        <table:table-row table:style-name="ro3">
          <table:table-cell table:style-name="ce15" office:value-type="float" office:value="158" calcext:value-type="float">
            <text:p>158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string" calcext:value-type="string">
            <text:p>природный_рекреационный_комплекс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6" office:value-type="float" office:value="159" calcext:value-type="float">
            <text:p>15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string" calcext:value-type="string">
            <text:p>охраняемый_природный_объект</text:p>
          </table:table-cell>
          <table:table-cell table:style-name="ce22" table:number-columns-repeated="1020"/>
        </table:table-row>
        <table:table-row table:style-name="ro3">
          <table:table-cell table:style-name="ce16" office:value-type="float" office:value="160" calcext:value-type="float">
            <text:p>16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string" calcext:value-type="string">
            <text:p>охраняемый_природный_комплекс</text:p>
          </table:table-cell>
          <table:table-cell table:style-name="ce22" table:number-columns-repeated="1020"/>
        </table:table-row>
        <table:table-row table:style-name="ro3">
          <table:table-cell table:style-name="ce15" office:value-type="float" office:value="162" calcext:value-type="float">
            <text:p>16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string" calcext:value-type="string">
            <text:p>парк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63" calcext:value-type="float">
            <text:p>16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string" calcext:value-type="string">
            <text:p>охраняемый_природный_комплекс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64" calcext:value-type="float">
            <text:p>16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string" calcext:value-type="string">
            <text:p>туристско-рекреационная_местность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66" calcext:value-type="float">
            <text:p>166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string" calcext:value-type="string">
            <text:p>природный_резерват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67" calcext:value-type="float">
            <text:p>167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string" calcext:value-type="string">
            <text:p>природно-культурная_местность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68" calcext:value-type="float">
            <text:p>168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string" calcext:value-type="string">
            <text:p>болотный_комплекс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69" calcext:value-type="float">
            <text:p>169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string" calcext:value-type="string">
            <text:p>парк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70" calcext:value-type="float">
            <text:p>170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string" calcext:value-type="string">
            <text:p>водно-болотное_угодье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71" calcext:value-type="float">
            <text:p>171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string" calcext:value-type="string">
            <text:p>аллея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72" calcext:value-type="float">
            <text:p>17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string" calcext:value-type="string">
            <text:p>городской_(поселковый)_парк_культуры_и_отдыха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string" calcext:value-type="string">
            <text:p>сквер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6" office:value-type="float" office:value="173" calcext:value-type="float">
            <text:p>17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string" calcext:value-type="string">
            <text:p>охраняемый_природный_комплекс</text:p>
          </table:table-cell>
          <table:table-cell table:style-name="ce22" table:number-columns-repeated="1020"/>
        </table:table-row>
        <table:table-row table:style-name="ro3">
          <table:table-cell table:style-name="ce16" office:value-type="float" office:value="174" calcext:value-type="float">
            <text:p>1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string" calcext:value-type="string">
            <text:p>охраняемый_природный_объект</text:p>
          </table:table-cell>
          <table:table-cell table:style-name="ce22" table:number-columns-repeated="1020"/>
        </table:table-row>
        <table:table-row table:style-name="ro3">
          <table:table-cell table:style-name="ce15" office:value-type="float" office:value="175" calcext:value-type="float">
            <text:p>175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экотуристическая_территория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76" calcext:value-type="float">
            <text:p>176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охраняемый_природный_комплекс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77" calcext:value-type="float">
            <text:p>177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охраняемый_парк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78" calcext:value-type="float">
            <text:p>178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загородный_парк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80" calcext:value-type="float">
            <text:p>180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природно-рекреационная_территория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82" calcext:value-type="float">
            <text:p>18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string" calcext:value-type="string">
            <text:p>охраняемый_культурно-рекреационный_ландшафт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83" calcext:value-type="float">
            <text:p>18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string" calcext:value-type="string">
            <text:p>охраняемая_природная_местность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84" calcext:value-type="float">
            <text:p>18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string" calcext:value-type="string">
            <text:p>охраняемый_природный_ландшафт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85" calcext:value-type="float">
            <text:p>185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string" calcext:value-type="string">
            <text:p>охраняемый_природный_комплекс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86" calcext:value-type="float">
            <text:p>186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string" calcext:value-type="string">
            <text:p>природный_резерват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string" calcext:value-type="string">
            <text:p>охраняемый_природный_ландшафт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87" calcext:value-type="float">
            <text:p>187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string" calcext:value-type="string">
            <text:p>природный_комплекс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88" calcext:value-type="float">
            <text:p>188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string" calcext:value-type="string">
            <text:p>историко-ландшафтный_комплекс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89" calcext:value-type="float">
            <text:p>189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string" calcext:value-type="string">
            <text:p>охраняемый_природный_объект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6" office:value-type="float" office:value="191" calcext:value-type="float">
            <text:p>19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string" calcext:value-type="string">
            <text:p>зона_историко-природного_ландшафта</text:p>
          </table:table-cell>
          <table:table-cell table:style-name="ce22" table:number-columns-repeated="1020"/>
        </table:table-row>
        <table:table-row table:style-name="ro3">
          <table:table-cell table:style-name="ce15" office:value-type="float" office:value="192" calcext:value-type="float">
            <text:p>192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string" calcext:value-type="string">
            <text:p>парк_культуры_и_отдыха_Ивановской_области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93" calcext:value-type="float">
            <text:p>193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string" calcext:value-type="string">
            <text:p>охраняемый_природный_комплекс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94" calcext:value-type="float">
            <text:p>194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string" calcext:value-type="string">
            <text:p>туристско-рекреационная_местность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95" calcext:value-type="float">
            <text:p>19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string" calcext:value-type="string">
            <text:p>заповедный_участок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96" calcext:value-type="float">
            <text:p>196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string" calcext:value-type="string">
            <text:p>ландшафтный_памятник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97" calcext:value-type="float">
            <text:p>197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string" calcext:value-type="string">
            <text:p>садово-парковый_ландшафт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98" calcext:value-type="float">
            <text:p>198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string" calcext:value-type="string">
            <text:p>заповедный_участок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199" calcext:value-type="float">
            <text:p>199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string" calcext:value-type="string">
            <text:p>природно-исторический_и_экологический_парк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городской_лес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01" calcext:value-type="float">
            <text:p>201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городской_парк_(сквер)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02" calcext:value-type="float">
            <text:p>202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памятник_садово-паркового_искусства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03" calcext:value-type="float">
            <text:p>203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памятник_живой_природы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04" calcext:value-type="float">
            <text:p>204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string" calcext:value-type="string">
            <text:p>туристско-рекреационная_местность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05" calcext:value-type="float">
            <text:p>20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string" calcext:value-type="string">
            <text:p>природно-культурный_комплекс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07" calcext:value-type="float">
            <text:p>207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string" calcext:value-type="string">
            <text:p>дерево-памятник_живой_природы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08" calcext:value-type="float">
            <text:p>208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string" calcext:value-type="string">
            <text:p>лесопарк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09" calcext:value-type="float">
            <text:p>209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string" calcext:value-type="string">
            <text:p>зелёная_зона_городского_и_сельского_поселения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10" calcext:value-type="float">
            <text:p>21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string" calcext:value-type="string">
            <text:p>городская_рекреационная_зона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11" calcext:value-type="float">
            <text:p>211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string" calcext:value-type="string">
            <text:p>памятник_садово-паркового_искусства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12" calcext:value-type="float">
            <text:p>212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string" calcext:value-type="string">
            <text:p>охраняемый_ландшафт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13" calcext:value-type="float">
            <text:p>213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string" calcext:value-type="string">
            <text:p>охраняемый_природный_объект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14" calcext:value-type="float">
            <text:p>214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string" calcext:value-type="string">
            <text:p>экологический_парк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15" calcext:value-type="float">
            <text:p>21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string" calcext:value-type="string">
            <text:p>природный_микрозаповедник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16" calcext:value-type="float">
            <text:p>216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string" calcext:value-type="string">
            <text:p>особо_охраняемый_водный_объект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17" calcext:value-type="float">
            <text:p>217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string" calcext:value-type="string">
            <text:p>прибрежная_рекреационная_зона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18" calcext:value-type="float">
            <text:p>218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string" calcext:value-type="string">
            <text:p>особо_охраняемый_геологический_объект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4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19" calcext:value-type="float">
            <text:p>219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string" calcext:value-type="string">
            <text:p>природный_исторический_комплекс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20" calcext:value-type="float">
            <text:p>22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string" calcext:value-type="string">
            <text:p>пространственный_экологический_комплекс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22" calcext:value-type="float">
            <text:p>222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string" calcext:value-type="string">
            <text:p>природный_рекреационный_комплекс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23" calcext:value-type="float">
            <text:p>223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string" calcext:value-type="string">
            <text:p>природный_резерват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24" calcext:value-type="float">
            <text:p>224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string" calcext:value-type="string">
            <text:p>памятник_живой_природы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25" calcext:value-type="float">
            <text:p>22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string" calcext:value-type="string">
            <text:p>ландшафтный_парк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26" calcext:value-type="float">
            <text:p>226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string" calcext:value-type="string">
            <text:p>природная_рекреационная_зона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6" office:value-type="float" office:value="227" calcext:value-type="float">
            <text:p>22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string" calcext:value-type="string">
            <text:p>болото</text:p>
          </table:table-cell>
          <table:table-cell table:style-name="ce22" table:number-columns-repeated="1020"/>
        </table:table-row>
        <table:table-row table:style-name="ro3">
          <table:table-cell table:style-name="ce16" office:value-type="float" office:value="228" calcext:value-type="float">
            <text:p>22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string" calcext:value-type="string">
            <text:p>водный_объект</text:p>
          </table:table-cell>
          <table:table-cell table:style-name="ce22" table:number-columns-repeated="1020"/>
        </table:table-row>
        <table:table-row table:style-name="ro3">
          <table:table-cell table:style-name="ce16" office:value-type="float" office:value="229" calcext:value-type="float">
            <text:p>22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string" calcext:value-type="string">
            <text:p>озеро</text:p>
          </table:table-cell>
          <table:table-cell table:style-name="ce22" table:number-columns-repeated="1020"/>
        </table:table-row>
        <table:table-row table:style-name="ro3">
          <table:table-cell table:style-name="ce16" office:value-type="float" office:value="230" calcext:value-type="float">
            <text:p>2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string" calcext:value-type="string">
            <text:p>парк</text:p>
          </table:table-cell>
          <table:table-cell table:style-name="ce22" table:number-columns-repeated="1020"/>
        </table:table-row>
        <table:table-row table:style-name="ro3">
          <table:table-cell table:style-name="ce16" office:value-type="float" office:value="231" calcext:value-type="float">
            <text:p>23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string" calcext:value-type="string">
            <text:p>зелёная_зона</text:p>
          </table:table-cell>
          <table:table-cell table:style-name="ce22" table:number-columns-repeated="1020"/>
        </table:table-row>
        <table:table-row table:style-name="ro3">
          <table:table-cell table:style-name="ce16" office:value-type="float" office:value="232" calcext:value-type="float">
            <text:p>23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string" calcext:value-type="string">
            <text:p>не_определено_43</text:p>
          </table:table-cell>
          <table:table-cell table:style-name="ce22" table:number-columns-repeated="1020"/>
        </table:table-row>
        <table:table-row table:style-name="ro3">
          <table:table-cell table:style-name="ce15" office:value-type="float" office:value="233" calcext:value-type="float">
            <text:p>233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string" calcext:value-type="string">
            <text:p>охраняемая_зелёная_зона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35" calcext:value-type="float">
            <text:p>23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string" calcext:value-type="string">
            <text:p>охраняемая_садово-парковая_территория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36" calcext:value-type="float">
            <text:p>236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string" calcext:value-type="string">
            <text:p>охраняемая_природно-ландшафтная_территория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37" calcext:value-type="float">
            <text:p>237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string" calcext:value-type="string">
            <text:p>охраняемая_территория_занятая_особыми_деревьями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38" calcext:value-type="float">
            <text:p>238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string" calcext:value-type="string">
            <text:p>охраняемый_природный_комплекс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39" calcext:value-type="float">
            <text:p>239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string" calcext:value-type="string">
            <text:p>туристско-рекреационная_местность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41" calcext:value-type="float">
            <text:p>241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string" calcext:value-type="string">
            <text:p>природный_резерват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42" calcext:value-type="float">
            <text:p>242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string" calcext:value-type="string">
            <text:p>природно-культурная_местность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43" calcext:value-type="float">
            <text:p>243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string" calcext:value-type="string">
            <text:p>болотный_комплекс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44" calcext:value-type="float">
            <text:p>244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string" calcext:value-type="string">
            <text:p>парк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45" calcext:value-type="float">
            <text:p>24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string" calcext:value-type="string">
            <text:p>охраняемый_природный_объект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46" calcext:value-type="float">
            <text:p>246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string" calcext:value-type="string">
            <text:p>природный_ландшафт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47" calcext:value-type="float">
            <text:p>247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string" calcext:value-type="string">
            <text:p>природно-исторический_парк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48" calcext:value-type="float">
            <text:p>248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string" calcext:value-type="string">
            <text:p>экологический_парк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49" calcext:value-type="float">
            <text:p>249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string" calcext:value-type="string">
            <text:p>заповедный_участок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50" calcext:value-type="float">
            <text:p>25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string" calcext:value-type="string">
            <text:p>городской_лес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51" calcext:value-type="float">
            <text:p>251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string" calcext:value-type="string">
            <text:p>водоохранная_зона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string" calcext:value-type="string">
            <text:p>городской_парк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6" office:value-type="float" office:value="0" calcext:value-type="float">
            <text:p>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7" calcext:value-type="float">
            <text:p>77</text:p>
          </table:table-cell>
          <table:table-cell table:style-name="ce16" office:value-type="string" calcext:value-type="string">
            <text:p>памятник_живой_природы</text:p>
          </table:table-cell>
          <table:table-cell table:style-name="ce22" table:number-columns-repeated="1020"/>
        </table:table-row>
        <table:table-row table:style-name="ro3">
          <table:table-cell table:style-name="ce16" office:value-type="float" office:value="252" calcext:value-type="float">
            <text:p>25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string" calcext:value-type="string">
            <text:p>природный_историко-культурный_заказник</text:p>
          </table:table-cell>
          <table:table-cell table:style-name="ce22" table:number-columns-repeated="1020"/>
        </table:table-row>
        <table:table-row table:style-name="ro3">
          <table:table-cell table:style-name="ce16" office:value-type="float" office:value="253" calcext:value-type="float">
            <text:p>2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string" calcext:value-type="string">
            <text:p>уникальные_лесные_насаждения</text:p>
          </table:table-cell>
          <table:table-cell table:style-name="ce22" table:number-columns-repeated="1020"/>
        </table:table-row>
        <table:table-row table:style-name="ro3">
          <table:table-cell table:style-name="ce16" office:value-type="float" office:value="254" calcext:value-type="float">
            <text:p>25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string" calcext:value-type="string">
            <text:p>историко-культурный_и_природный_музей-заповедник</text:p>
          </table:table-cell>
          <table:table-cell table:style-name="ce22" table:number-columns-repeated="1020"/>
        </table:table-row>
        <table:table-row table:style-name="ro3"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string" calcext:value-type="string">
            <text:p>не_определено_80</text:p>
          </table:table-cell>
          <table:table-cell table:style-name="ce22" table:number-columns-repeated="1020"/>
        </table:table-row>
        <table:table-row table:style-name="ro3">
          <table:table-cell table:style-name="ce15" office:value-type="float" office:value="256" calcext:value-type="float">
            <text:p>256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81" calcext:value-type="float">
            <text:p>81</text:p>
          </table:table-cell>
          <table:table-cell table:style-name="ce15" office:value-type="string" calcext:value-type="string">
            <text:p>природно-антропогенный_рекреационный_комплекс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57" calcext:value-type="float">
            <text:p>257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string" calcext:value-type="string">
            <text:p>лиманно-плавневый_комплекс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58" calcext:value-type="float">
            <text:p>258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string" calcext:value-type="string">
            <text:p>природная_рекреационная_зона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59" calcext:value-type="float">
            <text:p>259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string" calcext:value-type="string">
            <text:p>прибрежный_природный_комплекс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60" calcext:value-type="float">
            <text:p>260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string" calcext:value-type="string">
            <text:p>эколого-этническая_зона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61" calcext:value-type="float">
            <text:p>261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string" calcext:value-type="string">
            <text:p>природная_достопримечательность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62" calcext:value-type="float">
            <text:p>262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49" calcext:value-type="float">
            <text:p>49</text:p>
          </table:table-cell>
          <table:table-cell table:style-name="ce15" office:value-type="string" calcext:value-type="string">
            <text:p>природная_рекреационная_зона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63" calcext:value-type="float">
            <text:p>263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49" calcext:value-type="float">
            <text:p>49</text:p>
          </table:table-cell>
          <table:table-cell table:style-name="ce15" office:value-type="string" calcext:value-type="string">
            <text:p>природная_достопримечательность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64" calcext:value-type="float">
            <text:p>26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рекреационная_местность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65" calcext:value-type="float">
            <text:p>265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природный_микрозаказник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66" calcext:value-type="float">
            <text:p>26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string" calcext:value-type="string">
            <text:p>охраняемый_природный_ландшафт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67" calcext:value-type="float">
            <text:p>267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string" calcext:value-type="string">
            <text:p>микрозаказник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68" calcext:value-type="float">
            <text:p>268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string" calcext:value-type="string">
            <text:p>особо_охраняемый_водный_объект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69" calcext:value-type="float">
            <text:p>269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string" calcext:value-type="string">
            <text:p>охраняемая_озеленённая_и_лесная_территория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74" calcext:value-type="float">
            <text:p>27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string" calcext:value-type="string">
            <text:p>природный_комплекс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75" calcext:value-type="float">
            <text:p>275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string" calcext:value-type="string">
            <text:p>природный_объект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76" calcext:value-type="float">
            <text:p>276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string" calcext:value-type="string">
            <text:p>заповедное_урочище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77" calcext:value-type="float">
            <text:p>27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string" calcext:value-type="string">
            <text:p>ландшафтно-рекреационный_парк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78" calcext:value-type="float">
            <text:p>278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string" calcext:value-type="string">
            <text:p>парк-памятник_садово-паркового_искусства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79" calcext:value-type="float">
            <text:p>279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string" calcext:value-type="string">
            <text:p>зоологический_парк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80" calcext:value-type="float">
            <text:p>28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string" calcext:value-type="string">
            <text:p>природная_территория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81" calcext:value-type="float">
            <text:p>28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string" calcext:value-type="string">
            <text:p>природная_достопримечательность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82" calcext:value-type="float">
            <text:p>28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string" calcext:value-type="string">
            <text:p>прибрежный_природный_комплекс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83" calcext:value-type="float">
            <text:p>28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string" calcext:value-type="string">
            <text:p>лиманно-плавневый_комплекс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84" calcext:value-type="float">
            <text:p>28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string" calcext:value-type="string">
            <text:p>природно-рекреационная_зона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86" calcext:value-type="float">
            <text:p>286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string" calcext:value-type="string">
            <text:p>природная_достопримечательность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87" calcext:value-type="float">
            <text:p>28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string" calcext:value-type="string">
            <text:p>водно-болотное_угодье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88" calcext:value-type="float">
            <text:p>288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string" calcext:value-type="string">
            <text:p>природная_заповедная_территория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89" calcext:value-type="float">
            <text:p>289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string" calcext:value-type="string">
            <text:p>нерестовый_массив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90" calcext:value-type="float">
            <text:p>29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string" calcext:value-type="string">
            <text:p>парк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91" calcext:value-type="float">
            <text:p>29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string" calcext:value-type="string">
            <text:p>охраняемая_береговая_линия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92" calcext:value-type="float">
            <text:p>29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string" calcext:value-type="string">
            <text:p>охраняемая_речная_система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93" calcext:value-type="float">
            <text:p>29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string" calcext:value-type="string">
            <text:p>охраняемый_природный_ландшафт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94" calcext:value-type="float">
            <text:p>29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string" calcext:value-type="string">
            <text:p>биологическая_станция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96" calcext:value-type="float">
            <text:p>296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string" calcext:value-type="string">
            <text:p>охраняемый_природный_объект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98" calcext:value-type="float">
            <text:p>298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string" calcext:value-type="string">
            <text:p>охраняемый_ландшафт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299" calcext:value-type="float">
            <text:p>299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string" calcext:value-type="string">
            <text:p>территория_представляющая_особую_ценность_для_сохранения_объектов_животного_и_растительного_мира_внесённых_в_Красную_книгу_Волгоградской_области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301" calcext:value-type="float">
            <text:p>30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string" calcext:value-type="string">
            <text:p>природная_достопримечательность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302" calcext:value-type="float">
            <text:p>30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string" calcext:value-type="string">
            <text:p>охраняемый_ландшафт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303" calcext:value-type="float">
            <text:p>30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string" calcext:value-type="string">
            <text:p>охраняемый_природный_объект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304" calcext:value-type="float">
            <text:p>30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string" calcext:value-type="string">
            <text:p>охраняемый_объект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4">
          <table:table-cell table:style-name="ce16" office:value-type="float" office:value="305" calcext:value-type="float">
            <text:p>30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string" calcext:value-type="string">
            <text:p>не_определено_57</text:p>
          </table:table-cell>
          <table:table-cell table:style-name="ce21" table:number-columns-repeated="9"/>
          <table:table-cell table:style-name="ce22" table:number-columns-repeated="1011"/>
        </table:table-row>
        <table:table-row table:style-name="ro3">
          <table:table-cell table:style-name="ce15" office:value-type="float" office:value="306" calcext:value-type="float">
            <text:p>306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string" calcext:value-type="string">
            <text:p>прибрежный_природный_комплекс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307" calcext:value-type="float">
            <text:p>30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string" calcext:value-type="string">
            <text:p>ландшафтно-рекреационный_парк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>
          <table:table-cell table:style-name="ce15" office:value-type="float" office:value="308" calcext:value-type="float">
            <text:p>308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string" calcext:value-type="string">
            <text:p>парк-памятник_садово-паркового_искусства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table:number-columns-repeated="1011"/>
        </table:table-row>
        <table:table-row table:style-name="ro3" table:number-rows-repeated="10483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Номера_субъектов" table:style-name="ta3">
        <table:table-column table:style-name="co9" table:number-columns-repeated="3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2" table:number-columns-repeated="250" table:default-cell-style-name="ce12"/>
        <table:table-column table:style-name="co2" table:number-columns-repeated="767" table:default-cell-style-name="Default"/>
        <table:table-row table:style-name="ro5">
          <table:table-cell office:value-type="string" calcext:value-type="string">
            <text:p>Номер субъекта</text:p>
          </table:table-cell>
          <table:table-cell office:value-type="string" calcext:value-type="string">
            <text:p>Номер федерального округа</text:p>
          </table:table-cell>
          <table:table-cell office:value-type="string" calcext:value-type="string">
            <text:p>Федеральный округ</text:p>
          </table:table-cell>
          <table:table-cell office:value-type="string" calcext:value-type="string">
            <text:p>Субъект</text:p>
          </table:table-cell>
          <table:table-cell office:value-type="string" calcext:value-type="string">
            <text:p>Экономический район</text:p>
          </table:table-cell>
          <table:table-cell office:value-type="string" calcext:value-type="string">
            <text:p>Часть света</text:p>
          </table:table-cell>
          <table:table-cell office:value-type="string" calcext:value-type="string">
            <text:p>Приволжские субъекты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region_number</text:p>
          </table:table-cell>
          <table:table-cell office:value-type="string" calcext:value-type="string">
            <text:p>district_number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economical_district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volga</text:p>
          </table:table-cell>
          <table:table-cell table:number-columns-repeated="1017"/>
        </table:table-row>
        <table:table-row table:style-name="ro6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Республика Саха (Якутия)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Камчатский край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Приморский край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Хабаровский край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Амурская область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Магаданская область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Сахалинская область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Еврейская автономная область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Чукотский автономный округ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</text:p>
          </table:table-cell>
          <table:table-cell office:value-type="string" calcext:value-type="string">
            <text:p>Алтайский край</text:p>
          </table:table-cell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Забайкальский край</text:p>
          </table:table-cell>
          <table:table-cell office:value-type="string" calcext:value-type="string">
            <text:p>Восточ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</text:p>
          </table:table-cell>
          <table:table-cell office:value-type="string" calcext:value-type="string">
            <text:p>Иркутская область</text:p>
          </table:table-cell>
          <table:table-cell office:value-type="string" calcext:value-type="string">
            <text:p>Восточ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</text:p>
          </table:table-cell>
          <table:table-cell office:value-type="string" calcext:value-type="string">
            <text:p>Кемеровская область</text:p>
          </table:table-cell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Республика Бурятия</text:p>
          </table:table-cell>
          <table:table-cell office:value-type="string" calcext:value-type="string">
            <text:p>Восточ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</text:p>
          </table:table-cell>
          <table:table-cell office:value-type="string" calcext:value-type="string">
            <text:p>Новосибирская область</text:p>
          </table:table-cell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</text:p>
          </table:table-cell>
          <table:table-cell office:value-type="string" calcext:value-type="string">
            <text:p>Красноярский край</text:p>
          </table:table-cell>
          <table:table-cell office:value-type="string" calcext:value-type="string">
            <text:p>Восточ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</text:p>
          </table:table-cell>
          <table:table-cell office:value-type="string" calcext:value-type="string">
            <text:p>Республика Хакасия</text:p>
          </table:table-cell>
          <table:table-cell office:value-type="string" calcext:value-type="string">
            <text:p>Восточ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</text:p>
          </table:table-cell>
          <table:table-cell office:value-type="string" calcext:value-type="string">
            <text:p>Томская область</text:p>
          </table:table-cell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</text:p>
          </table:table-cell>
          <table:table-cell office:value-type="string" calcext:value-type="string">
            <text:p>Омская область</text:p>
          </table:table-cell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</text:p>
          </table:table-cell>
          <table:table-cell office:value-type="string" calcext:value-type="string">
            <text:p>Республика Алтай</text:p>
          </table:table-cell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</text:p>
          </table:table-cell>
          <table:table-cell office:value-type="string" calcext:value-type="string">
            <text:p>Республика Тыва</text:p>
          </table:table-cell>
          <table:table-cell office:value-type="string" calcext:value-type="string">
            <text:p>Восточ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Свердловская область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Челябинская область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Тюменская область</text:p>
          </table:table-cell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Курганская область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Ханты-Мансийский автономный округ</text:p>
          </table:table-cell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Ямало-Ненецкий автономный округ</text:p>
          </table:table-cell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Удмуртская республика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Чувашская республика</text:p>
          </table:table-cell>
          <table:table-cell office:value-type="string" calcext:value-type="string">
            <text:p>Волго-Вятски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Республика Татарстан</text:p>
          </table:table-cell>
          <table:table-cell office:value-type="string" calcext:value-type="string">
            <text:p>Поволжски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Кировская область</text:p>
          </table:table-cell>
          <table:table-cell office:value-type="string" calcext:value-type="string">
            <text:p>Волго-Вят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Пермский край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Нижегородская область</text:p>
          </table:table-cell>
          <table:table-cell office:value-type="string" calcext:value-type="string">
            <text:p>Волго-Вятски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Оренбургская область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Самарская область</text:p>
          </table:table-cell>
          <table:table-cell office:value-type="string" calcext:value-type="string">
            <text:p>Поволжски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Саратовская область </text:p>
          </table:table-cell>
          <table:table-cell office:value-type="string" calcext:value-type="string">
            <text:p>Поволжски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Ульяновская область</text:p>
          </table:table-cell>
          <table:table-cell office:value-type="string" calcext:value-type="string">
            <text:p>Поволжски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Республика Башкортостан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Республика Мордовия</text:p>
          </table:table-cell>
          <table:table-cell office:value-type="string" calcext:value-type="string">
            <text:p>Волго-Вят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Республика Марий Эл</text:p>
          </table:table-cell>
          <table:table-cell office:value-type="string" calcext:value-type="string">
            <text:p>Волго-Вятски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Пензенская область</text:p>
          </table:table-cell>
          <table:table-cell office:value-type="string" calcext:value-type="string">
            <text:p>Поволж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Архангельская область</text:p>
          </table:table-cell>
          <table:table-cell office:value-type="string" calcext:value-type="string">
            <text:p>Север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Вологодская область</text:p>
          </table:table-cell>
          <table:table-cell office:value-type="string" calcext:value-type="string">
            <text:p>Север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Калининградская область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Ленинградская область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Мурманская область</text:p>
          </table:table-cell>
          <table:table-cell office:value-type="string" calcext:value-type="string">
            <text:p>Север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Республика Карелия</text:p>
          </table:table-cell>
          <table:table-cell office:value-type="string" calcext:value-type="string">
            <text:p>Север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Республика Коми</text:p>
          </table:table-cell>
          <table:table-cell office:value-type="string" calcext:value-type="string">
            <text:p>Север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Новгородская область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Псковская область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Город федерального значения Санкт-Петербург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Ненецкий автономный округ</text:p>
          </table:table-cell>
          <table:table-cell office:value-type="string" calcext:value-type="string">
            <text:p>Север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Владимир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Иванов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Воронежская область</text:p>
          </table:table-cell>
          <table:table-cell office:value-type="string" calcext:value-type="string">
            <text:p>Центрально-Чернозём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Брян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Калуж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Костром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Липецкая область</text:p>
          </table:table-cell>
          <table:table-cell office:value-type="string" calcext:value-type="string">
            <text:p>Центрально-Чернозём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Москов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Тамбовская область</text:p>
          </table:table-cell>
          <table:table-cell office:value-type="string" calcext:value-type="string">
            <text:p>Центрально-Чернозём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Твер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Ярослав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Город федерального значения Москва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Белгородская область</text:p>
          </table:table-cell>
          <table:table-cell office:value-type="string" calcext:value-type="string">
            <text:p>Центрально-Чернозём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Курская область</text:p>
          </table:table-cell>
          <table:table-cell office:value-type="string" calcext:value-type="string">
            <text:p>Центрально-Чернозём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Орлов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Рязан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Смолен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Туль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Республика Дагестан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Республика Северная Осетия - Алания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Чеченская республика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Ставропольский край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Республика Ингушетия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Кабардино-Балкарская республика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Карачаево-Черкесская республика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Южный</text:p>
          </table:table-cell>
          <table:table-cell office:value-type="string" calcext:value-type="string">
            <text:p>Республика Адыгея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Южный</text:p>
          </table:table-cell>
          <table:table-cell office:value-type="string" calcext:value-type="string">
            <text:p>Республика Крым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Южный</text:p>
          </table:table-cell>
          <table:table-cell office:value-type="string" calcext:value-type="string">
            <text:p>Краснодарский край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Южный</text:p>
          </table:table-cell>
          <table:table-cell office:value-type="string" calcext:value-type="string">
            <text:p>Астраханская область</text:p>
          </table:table-cell>
          <table:table-cell office:value-type="string" calcext:value-type="string">
            <text:p>Поволжски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Южный</text:p>
          </table:table-cell>
          <table:table-cell office:value-type="string" calcext:value-type="string">
            <text:p>Волгоградская область</text:p>
          </table:table-cell>
          <table:table-cell office:value-type="string" calcext:value-type="string">
            <text:p>Поволжски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Южный</text:p>
          </table:table-cell>
          <table:table-cell office:value-type="string" calcext:value-type="string">
            <text:p>Ростовская область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Южный</text:p>
          </table:table-cell>
          <table:table-cell office:value-type="string" calcext:value-type="string">
            <text:p>Город федерального значения Севастополь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Южный</text:p>
          </table:table-cell>
          <table:table-cell office:value-type="string" calcext:value-type="string">
            <text:p>Республика Калмыкия</text:p>
          </table:table-cell>
          <table:table-cell office:value-type="string" calcext:value-type="string">
            <text:p>Поволж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 table:number-rows-repeated="104848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₽</number:text>
    </number:number-style>
    <number:number-style style:name="N108"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₽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₽</number:text>
    </number:number-style>
    <number:number-style style:name="N111"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₽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24P2" style:volatile="true">
      <loext:text> </loext:text>
      <loext:fill-character> </loext:fill-character>
      <number:text>- ₽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₽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7.62mm" fo:margin-bottom="7.62mm" fo:margin-left="17.78mm" fo:margin-right="17.78mm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0pt" fo:font-style="normal" fo:text-shadow="none" style:text-underline-style="none" fo:font-weight="100" style:font-size-asian="10pt" style:font-style-asian="normal" style:font-weight-asian="100" style:font-name-complex="Arial" style:font-size-complex="10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.00.0000</text:date>, <text:time style:data-style-name="N2" text:time-value="09:49:37.86640552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Описание" style:display-name="PageStyle_Описание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Данные" style:display-name="PageStyle_Данные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Номера_5f_субъектов" style:display-name="PageStyle_Номера_субъектов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Linux_X86_64 LibreOffice_project/20$Build-2</meta:generator>
    <meta:creation-date>2020-06-12T17:06:44.798346483</meta:creation-date>
    <meta:editing-cycles>1</meta:editing-cycles>
    <meta:editing-duration>P0D</meta:editing-duration>
    <meta:document-statistic meta:table-count="3" meta:cell-count="3819" meta:object-count="0"/>
  </office:meta>
</office:document-meta>
</file>